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Heiti TC" svg:font-family="'Heiti T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3" style:family="table-row">
      <style:table-row-properties style:keep-together="false" fo:keep-together="always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2" style:family="table-row">
      <style:table-row-properties style:keep-together="false" fo:keep-together="always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01in" table:align="left"/>
    </style:style>
    <style:style style:name="Table4.A" style:family="table-column">
      <style:table-column-properties style:column-width="3.034in"/>
    </style:style>
    <style:style style:name="Table4.B" style:family="table-column">
      <style:table-column-properties style:column-width="3.8861in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A3" style:family="table-cell">
      <style:table-cell-properties fo:padding="0.0382in" fo:border-left="0.0007in solid #000000" fo:border-right="none" fo:border-top="none" fo:border-bottom="0.0007in solid #000000"/>
    </style:style>
    <style:style style:name="Table4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01in" table:align="left"/>
    </style:style>
    <style:style style:name="Table6.A" style:family="table-column">
      <style:table-column-properties style:column-width="3.034in"/>
    </style:style>
    <style:style style:name="Table6.B" style:family="table-column">
      <style:table-column-properties style:column-width="3.8861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Heiti TC" fo:font-weight="bold"/>
    </style:style>
    <style:style style:name="P2" style:family="paragraph" style:parent-style-name="Preformatted_20_Text">
      <style:text-properties fo:color="#808080" style:font-name="Menlo" fo:font-size="9pt" fo:font-style="italic" fo:font-weight="bold"/>
    </style:style>
    <style:style style:name="P3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808080" style:font-name="Menlo" fo:font-size="9pt" fo:font-style="italic"/>
    </style:style>
    <style:style style:name="P4" style:family="paragraph" style:parent-style-name="Table_20_Contents">
      <style:text-properties style:font-name="Heiti TC"/>
    </style:style>
    <style:style style:name="P5" style:family="paragraph" style:parent-style-name="Standard" style:list-style-name="L1"/>
    <style:style style:name="P6" style:family="paragraph" style:parent-style-name="Standard">
      <style:text-properties style:font-name="Heiti TC" fo:font-weight="bold"/>
    </style:style>
    <style:style style:name="P7" style:family="paragraph" style:parent-style-name="Standard" style:list-style-name="L1">
      <style:text-properties style:font-name="Heiti TC" fo:font-weight="bold"/>
    </style:style>
    <style:style style:name="P8" style:family="paragraph" style:parent-style-name="Standard">
      <style:text-properties style:font-name="Heiti TC" fo:font-weight="bold" fo:background-color="#ff6600"/>
    </style:style>
    <style:style style:name="P9" style:family="paragraph" style:parent-style-name="Standard">
      <style:paragraph-properties fo:break-before="page"/>
      <style:text-properties style:font-name="Heiti TC" fo:font-weight="bold"/>
    </style:style>
    <style:style style:name="T1" style:family="text">
      <style:text-properties fo:background-color="transparent"/>
    </style:style>
    <style:style style:name="T2" style:family="text">
      <style:text-properties style:font-name="Heiti TC" fo:font-weight="bold" fo:background-color="#ff420e"/>
    </style:style>
    <style:style style:name="T3" style:family="text">
      <style:text-properties style:font-name="Heiti TC" fo:font-weight="bold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86013113294532286" text:style-name="L1">
        <text:list-item>
          <text:p text:style-name="P7">Show finished app.</text:p>
        </text:list-item>
        <text:list-item>
          <text:p text:style-name="P7">Learn some testing first. Using Character and CharacterView as examples.</text:p>
          <text:p text:style-name="P7">a. Previous programmer has written Skywalker class and NamedDrawable class.</text:p>
          <text:p text:style-name="P7">b. Write test for Character class. </text:p>
          <text:p text:style-name="P7">c. Explain that there is a CharacterViewUTest, but it is too advanced for right now.</text:p>
          <text:p text:style-name="P7">d. Write FirstPageTest</text:p>
          <text:list>
            <text:list-header>
              <text:p text:style-name="P5"><text:span text:style-name="T2">1. explain ActivityTestRule</text:span></text:p>
              <text:p text:style-name="P5"><text:span text:style-name="T3">2. mention DrawableMatcher.</text:span></text:p>
              <text:p text:style-name="P7">3. show test working.</text:p>
            </text:list-header>
          </text:list>
        </text:list-item>
        <text:list-item>
          <text:p text:style-name="P7">Write oneSwipe() of StraightLineTest, show it failing.</text:p>
        </text:list-item>
        <text:list-item>
          <text:p text:style-name="P7">Show UML diagram for ViewPager and PagerAdapter</text:p>
        </text:list-item>
        <text:list-item>
          <text:p text:style-name="P7">Add ViewPager to MainActivity.</text:p>
        </text:list-item>
        <text:list-item>
          <text:p text:style-name="P7">Start writing PlainAdapterUTest (Look at PagerAdapter android page)</text:p>
          <text:p text:style-name="P7">a. Create PlainAdapter class which extends PagerAdapter. (It's already created.)</text:p>
          <text:p text:style-name="P7">b. Fill in SkywalkerAdapter class with tests, choosing methods to implement based on ViewPagerAdapterUTest.</text:p>
        </text:list-item>
        <text:list-item>
          <text:p text:style-name="P7">Add ViewPager in MainActivity and main.xml. Run.</text:p>
        </text:list-item>
        <text:list-item>
          <text:p text:style-name="P7">Run all tests, which would include StraightLineTest.</text:p>
        </text:list-item>
        <text:list-item>
          <text:p text:style-name="P7">Talk about how when phone is rotated, Views are destroyed and then created again.</text:p>
        </text:list-item>
        <text:list-item>
          <text:p text:style-name="P7">Talk about how these are simple Views, but if we are using Fragments, we could use FragmentPager.</text:p>
        </text:list-item>
        <text:list-item>
          <text:p text:style-name="P7">Write test for MyFragmentPagerAdapter.class</text:p>
          <text:p text:style-name="P7">a. Need to create CharacterFragment.class (no tests) which requires fragment_character.xml and offspring_button.xml</text:p>
          <text:p text:style-name="P7">b. Show how getItem() is called by instantiateItem(). </text:p>
          <text:p text:style-name="P7">c. Show how getItemPosition(Object obj) is overridden in FragmentPagerAdapter class, which does not anticipate any Pages changing their position.</text:p>
          <text:p text:style-name="P7">d. DataAdapter.class is unchanged.</text:p>
        </text:list-item>
        <text:list-item>
          <text:p text:style-name="P7">In MainActivity change PagerAdapter to MyFragmentPagerAdapter</text:p>
          <text:p text:style-name="P7">a. <text:s/>No need for a new Instrumentation test.</text:p>
          <text:p text:style-name="P7">d. Run all tests.</text:p>
          <text:p text:style-name="P7">e. Run manual test.</text:p>
        </text:list-item>
        <text:list-item>
          <text:p text:style-name="P7">Explain that FragmentPagerAdapter keeps a reference to each Fragment. FragmentStatePagerAdapter keeps references to current fragments, but only keeps state information on Fragments that are far from view.</text:p>
        </text:list-item>
        <text:list-item>
          <text:p text:style-name="P7">Write test for MyFragmentStatePagerAdapter.</text:p>
          <text:p text:style-name="P7">a. Explain that we need to override getItemPosition(Object obj).</text:p>
        </text:list-item>
        <text:list-item>
          <text:p text:style-name="P7">In MainActivity, change MyFragmentPagerAdapter to MyFragmentStatePagerAdapter</text:p>
          <text:p text:style-name="P7">a. Run all tests.</text:p>
          <text:p text:style-name="P7">b. Run a manual test.</text:p>
        </text:list-item>
        <text:list-item>
          <text:p text:style-name="P7">Update CharacterFragment to show buttons for children, which will require changing CharacterView.class.</text:p>
        </text:list-item>
        <text:list-item>
          <text:p text:style-name="P7">Update MainActivity to use FullLineage.class.</text:p>
        </text:list-item>
        <text:list-item>
          <text:p text:style-name="P7">Run all tests.</text:p>
        </text:list-item>
        <text:list-item>
          <text:p text:style-name="P7">Write KinkedLineTest.</text:p>
        </text:list-item>
        <text:list-item>
          <text:p text:style-name="P7">Update Button.class to send a call to MainActivity to replace character at position.</text:p>
        </text:list-item>
        <text:list-item>
          <text:p text:style-name="P7">Write method in MainActivity to update adapter and update ViewPager.</text:p>
        </text:list-item>
        <text:list-item>
          <text:p text:style-name="P7">Write replaceCharacterAt() in MyFragmentStatePagerAdapter and write it's test.</text:p>
        </text:list-item>
        <text:list-item>
          <text:p text:style-name="P7">Run all tests.</text:p>
        </text:list-item>
        <text:list-item>
          <text:p text:style-name="P7">Run a manual test.</text:p>
        </text:list-item>
        <text:list-item>
          <text:p text:style-name="P7"><text:soft-page-break/>Go over pros and cons of each of the Pagers.</text:p>
          <text:p text:style-name="P7"/>
          <text:p text:style-name="P7"/>
          <text:list>
            <text:list-header>
              <text:p text:style-name="P7"/>
            </text:list-header>
          </text:list>
          <text:p text:style-name="P7"/>
        </text:list-item>
      </text:list>
      <text:p text:style-name="P1"/>
      <text:p text:style-name="P1">TODO:</text:p>
      <text:p text:style-name="P8">write tests for CharacterView</text:p>
      <text:p text:style-name="P1">see if method isViewFromObject(View view, Object object) ever returns false.</text:p>
      <text:p text:style-name="P1">give credit to Rosie Karumi</text:p>
      <text:p text:style-name="P1">https://github.com/Karumi/Rosie/blob/master/sample/src/androidTest/java/com/karumi/rosie/sample/InjectedInstrumentationTest.java</text:p>
      <text:p text:style-name="P1">give credit to Chiuki</text:p>
      <text:p text:style-name="P1">https://github.com/chiuki/espresso-samples/blob/master/idling-resource-intent-service/app/src/androidTest/java/com/sqisland/espresso/idling_resource/intent_service/MainActivityTest.java</text:p>
      <text:p text:style-name="P1">give credit to vaughandroid</text:p>
      <text:p text:style-name="P1">http://stackoverflow.com/questions/31056918/wait-for-view-pager-animations-with-espresso</text:p>
      <text:p text:style-name="P1"/>
      <text:p text:style-name="P1">TO REMEMBER:</text:p>
      <text:p text:style-name="P1">verify(mockImageView).setImageDrawable(mockDrawable);</text:p>
      <text:p text:style-name="P1"/>
      <text:p text:style-name="P1">mockStatic(NamedDrawable.class);</text:p>
      <text:p text:style-name="P1">when(NamedDrawable.getDrawableFromName(mockContext, <text:s text:c="2"/></text:p>
      <text:p text:style-name="P1"><text:s text:c="6"/>leiaOName)).thenReturn(mockDrawable);</text:p>
      <text:p text:style-name="P1">add class name from static method to @PrepareFor.</text:p>
      <text:p text:style-name="P1"/>
      <text:p text:style-name="P2">// See https://github.com/vogellacompany/codeexamples-android/blob/master/de.vogella.</text:p>
      <text:p text:style-name="P3">// android.viewpager/src/de/vogella/android/viewpager/ViewPagerActivity.java</text:p>
      <text:p text:style-name="P1"/>
      <text:p text:style-name="P9"/>
      <text:p text:style-name="P1">What we have to start with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MainActivity</text:p>
          </table:table-cell>
          <table:table-cell table:style-name="Table1.B1" office:value-type="string">
            <text:p text:style-name="P4">FirstPageTest </text:p>
          </table:table-cell>
        </table:table-row>
        <table:table-row>
          <table:table-cell table:style-name="Table1.A2" office:value-type="string">
            <text:p text:style-name="P4">Skywalker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amedDrawable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character.xml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CharacterView</text:p>
          </table:table-cell>
          <table:table-cell table:style-name="Table1.B2" office:value-type="string">
            <text:p text:style-name="P4">CharacterViewUTest</text:p>
          </table:table-cell>
        </table:table-row>
        <table:table-row>
          <table:table-cell table:style-name="Table1.A2" office:value-type="string">
            <text:p text:style-name="P4">Character</text:p>
          </table:table-cell>
          <table:table-cell table:style-name="Table1.B2" office:value-type="string">
            <text:p text:style-name="P4">CharacterUTest</text:p>
          </table:table-cell>
        </table:table-row>
      </table:table>
      <text:p text:style-name="P1"/>
      <text:p text:style-name="P1">MyPlainPagerAdapter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StraightLineWIRTest [AA]</text:p>
          </table:table-cell>
          <table:table-cell table:style-name="Table2.B1" office:value-type="string">
            <text:p text:style-name="P4">FirstPageTest [AA]</text:p>
          </table:table-cell>
        </table:table-row>
        <table:table-row>
          <table:table-cell table:style-name="Table2.A2" office:value-type="string">
            <text:p text:style-name="P4">MainActivity [AA]</text:p>
          </table:table-cell>
          <table:table-cell table:style-name="Table2.B2" office:value-type="string">
            <text:p text:style-name="P4">activity_main.xml</text:p>
          </table:table-cell>
        </table:table-row>
        <table:table-row>
          <table:table-cell table:style-name="Table2.A2" office:value-type="string">
            <text:p text:style-name="P4">MyPlainPagerAdapterUTest1 [AA] </text:p>
          </table:table-cell>
          <table:table-cell table:style-name="Table2.B2" office:value-type="string">
            <text:p text:style-name="P4">MyPlainPagerAdapter [AA, BB, CC]</text:p>
          </table:table-cell>
        </table:table-row>
        <table:table-row>
          <table:table-cell table:style-name="Table2.A2" office:value-type="string">
            <text:p text:style-name="P4">MyPlainPagerAdapterUTest2 [BB] [CC]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CharacterAdapter (Interface) [AA] [BB]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SkywalkerAdapter [DD]</text:p>
          </table:table-cell>
          <table:table-cell table:style-name="Table2.B2" office:value-type="string">
            <text:p text:style-name="P4">SkywalkerAdapterStraightUTest[DD]</text:p>
          </table:table-cell>
        </table:table-row>
      </table:table>
      <text:p text:style-name="Standard"/>
      <text:p text:style-name="P1">MyFragPagerAdapter -Step1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4">StraightLineWIRTest</text:p>
          </table:table-cell>
          <table:table-cell table:style-name="Table3.B1" office:value-type="string">
            <text:p text:style-name="P4">MainActivity</text:p>
          </table:table-cell>
        </table:table-row>
        <table:table-row>
          <table:table-cell table:style-name="Table3.A2" office:value-type="string">
            <text:p text:style-name="P4">CharacterFragment</text:p>
          </table:table-cell>
          <table:table-cell table:style-name="Table3.B2" office:value-type="string">
            <text:p text:style-name="P4"/>
          </table:table-cell>
        </table:table-row>
        <table:table-row table:style-name="Table3.3">
          <table:table-cell table:style-name="Table3.B2" table:number-columns-spanned="2" office:value-type="string">
            <text:p text:style-name="P4">FragmentPagerAdapter (Android abstract class)</text:p>
          </table:table-cell>
          <table:covered-table-cell/>
        </table:table-row>
        <table:table-row>
          <table:table-cell table:style-name="Table3.A2" office:value-type="string">
            <text:p text:style-name="P4">MyFragPagerAdapterStraightUTest [FF]</text:p>
          </table:table-cell>
          <table:table-cell table:style-name="Table3.B2" office:value-type="string">
            <text:p text:style-name="P4">MyFragPagerAdapter [GG]</text:p>
          </table:table-cell>
        </table:table-row>
      </table:table>
      <text:p text:style-name="Standard"/>
      <text:p text:style-name="P1">MyFragPagerAdapter -Step2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4">KinkedLineWIRTest</text:p>
          </table:table-cell>
          <table:table-cell table:style-name="Table5.B1" office:value-type="string">
            <text:p text:style-name="P4"/>
          </table:table-cell>
        </table:table-row>
        <table:table-row table:style-name="Table5.2">
          <table:table-cell table:style-name="Table5.A2" office:value-type="string">
            <text:p text:style-name="P4">OffspringButton</text:p>
          </table:table-cell>
          <table:table-cell table:style-name="Table5.B2" office:value-type="string">
            <text:p text:style-name="P4">offspring_button.xml</text:p>
          </table:table-cell>
        </table:table-row>
        <table:table-row>
          <table:table-cell table:style-name="Table5.A2" office:value-type="string">
            <text:p text:style-name="P4">CharacterView [HH, II]</text:p>
          </table:table-cell>
          <table:table-cell table:style-name="Table5.B2" office:value-type="string">
            <text:p text:style-name="P4">character_w_kids</text:p>
          </table:table-cell>
        </table:table-row>
        <table:table-row>
          <table:table-cell table:style-name="Table5.A2" office:value-type="string">
            <text:p text:style-name="P4">ChildListener</text:p>
          </table:table-cell>
          <table:table-cell table:style-name="Table5.B2" office:value-type="string">
            <text:p text:style-name="P4"/>
          </table:table-cell>
        </table:table-row>
        <table:table-row>
          <table:table-cell table:style-name="Table5.A2" office:value-type="string">
            <text:p text:style-name="P4">CharacterFragment [II]</text:p>
          </table:table-cell>
          <table:table-cell table:style-name="Table5.B2" office:value-type="string">
            <text:p text:style-name="P4">MainActivity[II]</text:p>
          </table:table-cell>
        </table:table-row>
        <table:table-row>
          <table:table-cell table:style-name="Table5.A2" office:value-type="string">
            <text:p text:style-name="P4">CharacterAdapter (Interface)</text:p>
          </table:table-cell>
          <table:table-cell table:style-name="Table5.B2" office:value-type="string">
            <text:p text:style-name="P4"/>
          </table:table-cell>
        </table:table-row>
        <table:table-row>
          <table:table-cell table:style-name="Table5.A2" office:value-type="string">
            <text:p text:style-name="P4">SkywalkerAdapter</text:p>
          </table:table-cell>
          <table:table-cell table:style-name="Table5.B2" office:value-type="string">
            <text:p text:style-name="P4">SkywalkerAdapterKinkedUTest [JJ]</text:p>
          </table:table-cell>
        </table:table-row>
        <table:table-row>
          <table:table-cell table:style-name="Table5.A2" office:value-type="string">
            <text:p text:style-name="P4">MyFragPagerAdapterKinkedUTest [JJ]</text:p>
          </table:table-cell>
          <table:table-cell table:style-name="Table5.B2" office:value-type="string">
            <text:p text:style-name="P4">MyFragPagerAdapter [JJ]</text:p>
          </table:table-cell>
        </table:table-row>
        <table:table-row>
          <table:table-cell table:style-name="Table5.A2" office:value-type="string">
            <text:p text:style-name="P4">MainActivity[JJ]</text:p>
          </table:table-cell>
          <table:table-cell table:style-name="Table5.B2" office:value-type="string">
            <text:p text:style-name="P4"/>
          </table:table-cell>
        </table:table-row>
      </table:table>
      <text:p text:style-name="P1"/>
      <text:p text:style-name="P1"/>
      <text:p text:style-name="P1">MyFragStatePagerAdapter -Step1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4">FragmentStatePagerAdapter(Android abstract class)</text:p>
          </table:table-cell>
          <table:covered-table-cell/>
        </table:table-row>
        <table:table-row>
          <table:table-cell table:style-name="Table4.A2" office:value-type="string">
            <text:p text:style-name="P4">MyFragStatePagerAdapter [KK]</text:p>
          </table:table-cell>
          <table:table-cell table:style-name="Table4.A1" office:value-type="string">
            <text:p text:style-name="P4">MyFragStatePagerAdapterStraightUTest [KK]</text:p>
          </table:table-cell>
        </table:table-row>
        <table:table-row>
          <table:table-cell table:style-name="Table4.A3" office:value-type="string">
            <text:p text:style-name="P4">MainActivity[KK]</text:p>
          </table:table-cell>
          <table:table-cell table:style-name="Table4.B3" office:value-type="string">
            <text:p text:style-name="P4"/>
          </table:table-cell>
        </table:table-row>
      </table:table>
      <text:p text:style-name="P1"/>
      <text:p text:style-name="P1">MyFragStatePagerAdapter -Step2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MyFragStatePagerAdapter [LL]</text:p>
          </table:table-cell>
          <table:table-cell table:style-name="Table6.B1" office:value-type="string">
            <text:p text:style-name="P4">MyFragStatePagerAdapterKinkedUTest [LL]</text:p>
          </table:table-cell>
        </table:table-row>
        <table:table-row>
          <table:table-cell table:style-name="Table6.A2" office:value-type="string">
            <text:p text:style-name="P4">character_w_kids.xml [MM]</text:p>
          </table:table-cell>
          <table:table-cell table:style-name="Table6.B2" office:value-type="string">
            <text:p text:style-name="P4">MainActivity [MM]</text:p>
          </table:table-cell>
        </table:table-row>
        <text:soft-page-break/>
        <table:table-row>
          <table:table-cell table:style-name="Table6.B1" table:number-columns-spanned="2" office:value-type="string">
            <text:p text:style-name="P4">FragmentStatePagerAdapter2(Copy Android's abstract class)[MM]</text:p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Heiti TC" svg:font-family="'Heiti T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098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Maldonado</meta:initial-creator>
    <meta:creation-date>2017-01-04T12:23:03</meta:creation-date>
    <meta:generator>OpenOffice/4.1.1$Unix OpenOffice.org_project/411m6$Build-9775</meta:generator>
    <dc:date>2017-01-19T22:37:49</dc:date>
    <dc:creator>Flo Maldonado</dc:creator>
    <meta:editing-duration>P6DT22H21M15S</meta:editing-duration>
    <meta:editing-cycles>21</meta:editing-cycles>
    <meta:document-statistic meta:table-count="6" meta:image-count="0" meta:object-count="0" meta:page-count="4" meta:paragraph-count="115" meta:word-count="520" meta:character-count="4829"/>
  </office:meta>
</office:document-meta>
</file>